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957in"/>
    </style:style>
    <style:style style:name="co3" style:family="table-column">
      <style:table-column-properties fo:break-before="auto" style:column-width="1.2244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8.3902in"/>
    </style:style>
    <style:style style:name="co7" style:family="table-column">
      <style:table-column-properties fo:break-before="auto" style:column-width="0.9043in"/>
    </style:style>
    <style:style style:name="ro1" style:family="table-row">
      <style:table-row-properties style:row-height="0.16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5"/>
        <table:table-column table:style-name="co4" table:default-cell-style-name="ce3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Subtype</text:p>
          </table:table-cell>
          <table:table-cell table:style-name="ce1" office:value-type="string">
            <text:p>Action</text:p>
          </table:table-cell>
          <table:table-cell table:style-name="ce6" office:value-type="string">
            <text:p>Requirements</text:p>
          </table:table-cell>
          <table:table-cell table:style-name="ce6" office:value-type="string">
            <text:p>Description</text:p>
          </table:table-cell>
          <table:table-cell/>
        </table:table-row>
        <table:table-row table:style-name="ro1">
          <table:table-cell table:style-name="ce2" office:value-type="string">
            <text:p>Utility</text:p>
          </table:table-cell>
          <table:table-cell office:value-type="string">
            <text:p>Examine</text:p>
          </table:table-cell>
          <table:table-cell office:value-type="string">
            <text:p>Level = 1</text:p>
          </table:table-cell>
          <table:table-cell office:value-type="string">
            <text:p>Displays all of enemies stats into status bar.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Level = 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evel =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evel =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evel = 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evel = 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evel = 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evel = 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evel = 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Level = 1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Physical</text:p>
          </table:table-cell>
          <table:table-cell office:value-type="string">
            <text:p>Uppercut</text:p>
          </table:table-cell>
          <table:table-cell office:value-type="string">
            <text:p>Strength = 5</text:p>
          </table:table-cell>
          <table:table-cell office:value-type="string">
            <text:p>Deals damage to the enemy.</text:p>
          </table:table-cell>
          <table:table-cell/>
        </table:table-row>
        <table:table-row table:style-name="ro1">
          <table:table-cell/>
          <table:table-cell table:style-name="ce3" office:value-type="string">
            <text:p>Charged Strike</text:p>
          </table:table-cell>
          <table:table-cell table:style-name="ce5" office:value-type="string">
            <text:p>Strength = 17</text:p>
          </table:table-cell>
          <table:table-cell table:style-name="ce7" office:value-type="string">
            <text:p>Deals 125% damage to the enemy, your strength is decreased by 10%.</text:p>
          </table:table-cell>
          <table:table-cell/>
        </table:table-row>
        <table:table-row table:style-name="ro1">
          <table:table-cell/>
          <table:table-cell office:value-type="string">
            <text:p>Meditation</text:p>
          </table:table-cell>
          <table:table-cell office:value-type="string">
            <text:p>Strength = 30</text:p>
          </table:table-cell>
          <table:table-cell office:value-type="string">
            <text:p>Increase Strength and Speed by 25%</text:p>
          </table:table-cell>
          <table:table-cell/>
        </table:table-row>
        <table:table-row table:style-name="ro1">
          <table:table-cell/>
          <table:table-cell office:value-type="string">
            <text:p>Leg Sweep</text:p>
          </table:table-cell>
          <table:table-cell office:value-type="string">
            <text:p>Strength = 43</text:p>
          </table:table-cell>
          <table:table-cell office:value-type="string">
            <text:p>Deals 90% damage to the enemy, their defense is decreased by 10%.</text:p>
          </table:table-cell>
          <table:table-cell/>
        </table:table-row>
        <table:table-row table:style-name="ro1">
          <table:table-cell/>
          <table:table-cell office:value-type="string">
            <text:p>Turbo Strike</text:p>
          </table:table-cell>
          <table:table-cell office:value-type="string">
            <text:p>Strength = 56</text:p>
          </table:table-cell>
          <table:table-cell office:value-type="string">
            <text:p>Attack that deals damage based on speed rather than strength.</text:p>
          </table:table-cell>
          <table:table-cell/>
        </table:table-row>
        <table:table-row table:style-name="ro1">
          <table:table-cell/>
          <table:table-cell office:value-type="string">
            <text:p>Heart Pierce</text:p>
          </table:table-cell>
          <table:table-cell office:value-type="string">
            <text:p>Strength = 68</text:p>
          </table:table-cell>
          <table:table-cell office:value-type="string">
            <text:p>Always deals 10% of an enemy's health as damage.</text:p>
          </table:table-cell>
          <table:table-cell/>
        </table:table-row>
        <table:table-row table:style-name="ro1">
          <table:table-cell/>
          <table:table-cell office:value-type="string">
            <text:p>Muscle Training</text:p>
          </table:table-cell>
          <table:table-cell office:value-type="string">
            <text:p>Strength = 81</text:p>
          </table:table-cell>
          <table:table-cell office:value-type="string">
            <text:p>Increase Strength by 50%. Decrease Health by 50%.</text:p>
          </table:table-cell>
          <table:table-cell/>
        </table:table-row>
        <table:table-row table:style-name="ro1">
          <table:table-cell/>
          <table:table-cell office:value-type="string">
            <text:p>Bide Time</text:p>
          </table:table-cell>
          <table:table-cell office:value-type="string">
            <text:p>Strength = 94</text:p>
          </table:table-cell>
          <table:table-cell office:value-type="string">
            <text:p>Increase Defense by 50%.</text:p>
          </table:table-cell>
          <table:table-cell/>
        </table:table-row>
        <table:table-row table:style-name="ro1">
          <table:table-cell/>
          <table:table-cell office:value-type="string">
            <text:p>Sacrificial Strike</text:p>
          </table:table-cell>
          <table:table-cell office:value-type="string">
            <text:p>Strength = 107</text:p>
          </table:table-cell>
          <table:table-cell office:value-type="string">
            <text:p>Sacrifice all but 1 of your health, deal that much damage to your enemy in addition to regular damage.</text:p>
          </table:table-cell>
          <table:table-cell/>
        </table:table-row>
        <table:table-row table:style-name="ro1">
          <table:table-cell/>
          <table:table-cell office:value-type="string">
            <text:p>Overpower</text:p>
          </table:table-cell>
          <table:table-cell office:value-type="string">
            <text:p>Strength = 120</text:p>
          </table:table-cell>
          <table:table-cell office:value-type="string">
            <text:p>You deal damage to your enemy equal to your health + your power, your opponent deals damage to you equal to its health + strength.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Magic</text:p>
          </table:table-cell>
          <table:table-cell office:value-type="string">
            <text:p>Energy Ball</text:p>
          </table:table-cell>
          <table:table-cell office:value-type="string">
            <text:p>Magic = 5</text:p>
          </table:table-cell>
          <table:table-cell office:value-type="string">
            <text:p>Deals damage to the enemy.</text:p>
          </table:table-cell>
          <table:table-cell/>
        </table:table-row>
        <table:table-row table:style-name="ro1">
          <table:table-cell/>
          <table:table-cell office:value-type="string">
            <text:p>Icy Wind</text:p>
          </table:table-cell>
          <table:table-cell office:value-type="string">
            <text:p>Magic = 17</text:p>
          </table:table-cell>
          <table:table-cell office:value-type="string">
            <text:p>Deals 90% damage to the enemy, their defense is decreased by 10%.</text:p>
          </table:table-cell>
          <table:table-cell/>
        </table:table-row>
        <table:table-row table:style-name="ro1">
          <table:table-cell/>
          <table:table-cell table:style-name="ce3" office:value-type="string">
            <text:p>Barrier</text:p>
          </table:table-cell>
          <table:table-cell office:value-type="string">
            <text:p>Magic = 30</text:p>
          </table:table-cell>
          <table:table-cell office:value-type="string">
            <text:p>Increase Defense 25%.</text:p>
          </table:table-cell>
          <table:table-cell/>
        </table:table-row>
        <table:table-row table:style-name="ro1">
          <table:table-cell/>
          <table:table-cell office:value-type="string">
            <text:p>Fireball</text:p>
          </table:table-cell>
          <table:table-cell office:value-type="string">
            <text:p>Magic = 43</text:p>
          </table:table-cell>
          <table:table-cell office:value-type="string">
            <text:p>Deals 125% damage to the enemy, your magic is decreased by 10%.</text:p>
          </table:table-cell>
          <table:table-cell/>
        </table:table-row>
        <table:table-row table:style-name="ro1">
          <table:table-cell/>
          <table:table-cell table:style-name="ce3" office:value-type="string">
            <text:p>Sharpen Mind</text:p>
          </table:table-cell>
          <table:table-cell office:value-type="string">
            <text:p>Magic = 56</text:p>
          </table:table-cell>
          <table:table-cell office:value-type="string">
            <text:p>Increase Magic and Health by 25%.</text:p>
          </table:table-cell>
          <table:table-cell/>
        </table:table-row>
        <table:table-row table:style-name="ro1">
          <table:table-cell/>
          <table:table-cell office:value-type="string">
            <text:p>Curse</text:p>
          </table:table-cell>
          <table:table-cell office:value-type="string">
            <text:p>Magic = 68</text:p>
          </table:table-cell>
          <table:table-cell office:value-type="string">
            <text:p>Decrease all of enemies values by 25%</text:p>
          </table:table-cell>
          <table:table-cell/>
        </table:table-row>
        <table:table-row table:style-name="ro1">
          <table:table-cell/>
          <table:table-cell table:style-name="ce3" office:value-type="string">
            <text:p>Life Drain</text:p>
          </table:table-cell>
          <table:table-cell office:value-type="string">
            <text:p>Magic = 81</text:p>
          </table:table-cell>
          <table:table-cell office:value-type="string">
            <text:p>Deals damage to the enemy and you gain that much health.</text:p>
          </table:table-cell>
          <table:table-cell/>
        </table:table-row>
        <table:table-row table:style-name="ro1">
          <table:table-cell table:style-name="Default"/>
          <table:table-cell table:style-name="ce3" office:value-type="string">
            <text:p>Decay</text:p>
          </table:table-cell>
          <table:table-cell office:value-type="string">
            <text:p>Magic = 94</text:p>
          </table:table-cell>
          <table:table-cell office:value-type="string">
            <text:p>Deals 60% damage to the enemy, each of their stats are decreased by 10%.</text:p>
          </table:table-cell>
          <table:table-cell/>
        </table:table-row>
        <table:table-row table:style-name="ro1">
          <table:table-cell table:style-name="Default"/>
          <table:table-cell table:style-name="ce3" office:value-type="string">
            <text:p>Full Heal</text:p>
          </table:table-cell>
          <table:table-cell office:value-type="string">
            <text:p>Magic = 107</text:p>
          </table:table-cell>
          <table:table-cell office:value-type="string">
            <text:p>Fully restores your health.</text:p>
          </table:table-cell>
          <table:table-cell/>
        </table:table-row>
        <table:table-row table:style-name="ro1">
          <table:table-cell table:style-name="Default"/>
          <table:table-cell table:style-name="ce3" office:value-type="string">
            <text:p>Instant Death</text:p>
          </table:table-cell>
          <table:table-cell office:value-type="string">
            <text:p>Magic = 120</text:p>
          </table:table-cell>
          <table:table-cell office:value-type="string">
            <text:p>Has a X% chance to instantly kill your enemy.</text:p>
          </table:table-cell>
          <table:table-cell/>
        </table:table-row>
        <table:table-row table:style-name="ro1"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1" office:value-type="string">
            <text:p>Total</text:p>
          </table:table-cell>
          <table:table-cell table:style-name="ce1" office:value-type="string">
            <text:p>Requirements</text:p>
          </table:table-cell>
          <table:table-cell table:style-name="ce6" office:value-type="string">
            <text:p>Damage Calculation:</text:p>
          </table:table-cell>
          <table:table-cell/>
        </table:table-row>
        <table:table-row table:style-name="ro1">
          <table:table-cell table:style-name="ce4"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(115*[.A36]/9) - 70/9" office:value-type="float" office:value="5">
            <text:p>5</text:p>
          </table:table-cell>
          <table:table-cell table:style-name="ce7" table:formula="of:=(1/4 * [.B36])" office:value-type="float" office:value="6">
            <text:p>6</text:p>
          </table:table-cell>
          <table:table-cell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3" office:value-type="float" office:value="48">
            <text:p>48</text:p>
          </table:table-cell>
          <table:table-cell table:formula="of:=INT((115*[.A37]/9) - 70/9)" office:value-type="float" office:value="17">
            <text:p>17</text:p>
          </table:table-cell>
          <table:table-cell table:style-name="ce7"/>
          <table:table-cell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3" office:value-type="float" office:value="72">
            <text:p>72</text:p>
          </table:table-cell>
          <table:table-cell table:formula="of:=INT((115*[.A38]/9) - 70/9)" office:value-type="float" office:value="30">
            <text:p>30</text:p>
          </table:table-cell>
          <table:table-cell table:style-name="ce7"/>
          <table:table-cell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formula="of:=INT((115*[.A39]/9) - 70/9)" office:value-type="float" office:value="43">
            <text:p>43</text:p>
          </table:table-cell>
          <table:table-cell table:style-name="ce7"/>
          <table:table-cell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3" office:value-type="float" office:value="120">
            <text:p>120</text:p>
          </table:table-cell>
          <table:table-cell table:formula="of:=INT((115*[.A40]/9) - 70/9)" office:value-type="float" office:value="56">
            <text:p>56</text:p>
          </table:table-cell>
          <table:table-cell table:style-name="ce7"/>
          <table:table-cell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3" office:value-type="float" office:value="144">
            <text:p>144</text:p>
          </table:table-cell>
          <table:table-cell table:formula="of:=INT((115*[.A41]/9) - 70/9)" office:value-type="float" office:value="68">
            <text:p>68</text:p>
          </table:table-cell>
          <table:table-cell table:style-name="ce7"/>
          <table:table-cell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3" office:value-type="float" office:value="168">
            <text:p>168</text:p>
          </table:table-cell>
          <table:table-cell table:formula="of:=INT((115*[.A42]/9) - 70/9)" office:value-type="float" office:value="81">
            <text:p>81</text:p>
          </table:table-cell>
          <table:table-cell table:style-name="ce7"/>
          <table:table-cell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3" office:value-type="float" office:value="192">
            <text:p>192</text:p>
          </table:table-cell>
          <table:table-cell table:formula="of:=INT((115*[.A43]/9) - 70/9)" office:value-type="float" office:value="94">
            <text:p>94</text:p>
          </table:table-cell>
          <table:table-cell table:style-name="ce7"/>
          <table:table-cell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3" office:value-type="float" office:value="216">
            <text:p>216</text:p>
          </table:table-cell>
          <table:table-cell table:formula="of:=INT((115*[.A44]/9) - 70/9)" office:value-type="float" office:value="107">
            <text:p>107</text:p>
          </table:table-cell>
          <table:table-cell table:style-name="ce7"/>
          <table:table-cell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3" office:value-type="float" office:value="240">
            <text:p>240</text:p>
          </table:table-cell>
          <table:table-cell table:formula="of:=(115*[.A45]/9) - 70/9" office:value-type="float" office:value="120">
            <text:p>120</text:p>
          </table:table-cell>
          <table:table-cell table:style-name="ce7"/>
          <table:table-cell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08/22/2014</text:date>, <text:time>14:14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well Perlman</meta:initial-creator>
    <meta:creation-date>2014-08-21T13:30:30</meta:creation-date>
    <dc:date>2014-08-22T14:14:25</dc:date>
    <dc:creator>Maxwell Perlman</dc:creator>
    <meta:editing-duration>PT6H37M34S</meta:editing-duration>
    <meta:editing-cycles>7</meta:editing-cycles>
    <meta:generator>OpenOffice/4.1.0$Unix OpenOffice.org_project/410m18$Build-9764</meta:generator>
    <meta:document-statistic meta:table-count="3" meta:cell-count="113" meta:object-count="0"/>
  </office:meta>
</office:document-meta>
</file>